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241604721508629241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2937223222175777788" text:style-name="L2">
        <text:list-item>
          <text:list>
            <text:list-header>
              <text:p text:style-name="P23">41.8 miles in the last week </text:p>
              <text:p text:style-name="P23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he beginning of each ¼ mile I walked about 55 yard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14T16:42:45.62</dc:date>
    <dc:creator>James Lombardi</dc:creator>
    <meta:editing-duration>PT21H42M44S</meta:editing-duration>
    <meta:editing-cycles>132</meta:editing-cycles>
    <meta:generator>OpenOffice/4.1.2$Win32 OpenOffice.org_project/412m3$Build-9782</meta:generator>
    <meta:document-statistic meta:table-count="0" meta:image-count="0" meta:object-count="0" meta:page-count="10" meta:paragraph-count="180" meta:word-count="3456" meta:character-count="17497"/>
  </office:meta>
</office:document-meta>
</file>